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language="es" fo:country="ES" fo:font-weight="bold" officeooo:rsid="0003213c" officeooo:paragraph-rsid="000a6cdc" style:font-weight-asian="bold" style:font-weight-complex="bold"/>
    </style:style>
    <style:style style:name="P2" style:family="paragraph" style:parent-style-name="Text_20_body">
      <style:text-properties fo:language="es" fo:country="ES" fo:font-style="normal" fo:font-weight="bold" officeooo:rsid="0003213c" officeooo:paragraph-rsid="000a6cdc" style:font-style-asian="normal" style:font-weight-asian="bold" style:font-style-complex="normal" style:font-weight-complex="bold"/>
    </style:style>
    <style:style style:name="P3" style:family="paragraph" style:parent-style-name="Text_20_body">
      <style:text-properties fo:language="es" fo:country="ES" fo:font-style="normal" fo:font-weight="bold" officeooo:rsid="0003213c" officeooo:paragraph-rsid="0003213c" style:font-style-asian="normal" style:font-weight-asian="bold" style:font-style-complex="normal" style:font-weight-complex="bold"/>
    </style:style>
    <style:style style:name="P4" style:family="paragraph" style:parent-style-name="Text_20_body">
      <style:text-properties fo:language="es" fo:country="ES" fo:font-style="normal" fo:font-weight="normal" officeooo:rsid="0003213c" officeooo:paragraph-rsid="000a6cdc" style:font-style-asian="normal" style:font-weight-asian="normal" style:font-style-complex="normal" style:font-weight-complex="normal"/>
    </style:style>
    <style:style style:name="P5" style:family="paragraph" style:parent-style-name="Text_20_body">
      <style:text-properties fo:language="es" fo:country="ES" fo:font-style="normal" fo:font-weight="normal" officeooo:rsid="0003213c" officeooo:paragraph-rsid="0003213c" style:font-style-asian="normal" style:font-weight-asian="normal" style:font-style-complex="normal" style:font-weight-complex="normal"/>
    </style:style>
    <style:style style:name="P6" style:family="paragraph" style:parent-style-name="Text_20_body">
      <style:text-properties fo:language="es" fo:country="ES" fo:font-style="normal" fo:font-weight="normal" officeooo:rsid="00058a72" officeooo:paragraph-rsid="00058a72" style:font-style-asian="normal" style:font-weight-asian="normal" style:font-style-complex="normal" style:font-weight-complex="normal"/>
    </style:style>
    <style:style style:name="P7" style:family="paragraph" style:parent-style-name="Text_20_body">
      <style:text-properties fo:language="es" fo:country="ES" fo:font-style="italic" fo:font-weight="bold" officeooo:rsid="0003213c" officeooo:paragraph-rsid="000a6cdc" style:font-style-asian="italic" style:font-weight-asian="bold" style:font-style-complex="italic" style:font-weight-complex="bold"/>
    </style:style>
    <style:style style:name="P8" style:family="paragraph" style:parent-style-name="Text_20_body">
      <style:text-properties fo:language="es" fo:country="ES" fo:font-style="italic" fo:font-weight="bold" officeooo:rsid="0003213c" officeooo:paragraph-rsid="0003213c" style:font-style-asian="italic" style:font-weight-asian="bold" style:font-style-complex="italic" style:font-weight-complex="bold"/>
    </style:style>
    <style:style style:name="P9" style:family="paragraph" style:parent-style-name="Text_20_body">
      <style:text-properties fo:language="es" fo:country="ES" fo:font-style="italic" fo:font-weight="bold" officeooo:rsid="0003213c" officeooo:paragraph-rsid="00040fae" style:font-style-asian="italic" style:font-weight-asian="bold" style:font-style-complex="italic" style:font-weight-complex="bold"/>
    </style:style>
    <style:style style:name="P10" style:family="paragraph" style:parent-style-name="Text_20_body">
      <style:text-properties fo:language="es" fo:country="ES" fo:font-style="italic" fo:font-weight="bold" officeooo:rsid="0003213c" officeooo:paragraph-rsid="00058a72" style:font-style-asian="italic" style:font-weight-asian="bold" style:font-style-complex="italic" style:font-weight-complex="bold"/>
    </style:style>
    <style:style style:name="P11" style:family="paragraph" style:parent-style-name="Text_20_body">
      <style:paragraph-properties fo:break-before="page"/>
      <style:text-properties fo:language="es" fo:country="ES" fo:font-weight="bold" officeooo:rsid="0003213c" officeooo:paragraph-rsid="0003213c" style:font-weight-asian="bold" style:font-weight-complex="bold"/>
    </style:style>
    <style:style style:name="P12" style:family="paragraph" style:parent-style-name="Heading_20_1">
      <style:text-properties fo:language="es" fo:country="ES" officeooo:rsid="0003213c" officeooo:paragraph-rsid="0003213c"/>
    </style:style>
    <style:style style:name="P13" style:family="paragraph" style:parent-style-name="Heading_20_2">
      <style:text-properties fo:language="es" fo:country="ES" officeooo:rsid="0003213c" officeooo:paragraph-rsid="000a6cdc"/>
    </style:style>
    <style:style style:name="P14" style:family="paragraph" style:parent-style-name="Heading_20_2">
      <style:text-properties fo:language="es" fo:country="ES" officeooo:rsid="0003213c" officeooo:paragraph-rsid="0003213c"/>
    </style:style>
    <style:style style:name="T1" style:family="text">
      <style:text-properties fo:font-weight="normal" style:font-weight-asian="normal" style:font-weight-complex="normal"/>
    </style:style>
    <style:style style:name="T2" style:family="text">
      <style:text-properties fo:font-weight="normal" officeooo:rsid="000a6cdc"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40fae" style:font-style-asian="normal" style:font-weight-asian="normal" style:font-style-complex="normal" style:font-weight-complex="normal"/>
    </style:style>
    <style:style style:name="T5" style:family="text">
      <style:text-properties fo:font-style="normal" fo:font-weight="normal" officeooo:rsid="00058a72" style:font-style-asian="normal" style:font-weight-asian="normal" style:font-style-complex="normal" style:font-weight-complex="normal"/>
    </style:style>
    <style:style style:name="T6" style:family="text">
      <style:text-properties fo:font-style="normal" fo:font-weight="normal" officeooo:rsid="0006a175" style:font-style-asian="normal" style:font-weight-asian="normal" style:font-style-complex="normal" style:font-weight-complex="normal"/>
    </style:style>
    <style:style style:name="T7" style:family="text">
      <style:text-properties fo:font-style="normal" fo:font-weight="normal" officeooo:rsid="000a6cdc" style:font-style-asian="normal" style:font-weight-asian="normal" style:font-style-complex="normal" style:font-weight-complex="normal"/>
    </style:style>
    <style:style style:name="T8" style:family="text">
      <style:text-properties officeooo:rsid="00089324"/>
    </style:style>
    <style:style style:name="T9" style:family="text">
      <style:text-properties officeooo:rsid="000a6c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9">­</text:span>Criterio A: Consulta inicial</text:h>
      <text:p text:style-name="P1">Nombre de la entrevistad<text:span text:style-name="T9">a</text:span>: <text:span text:style-name="T7">Alejandra Prieto</text:span></text:p>
      <text:p text:style-name="P2">Posición: <text:span text:style-name="T2">Coordinadora de Generación de CAS</text:span></text:p>
      <text:p text:style-name="P2">Tiempo: <text:span text:style-name="T2">14:30-15:00</text:span></text:p>
      <text:p text:style-name="P2">Fecha: <text:span text:style-name="T1">0</text:span><text:span text:style-name="T2">1</text:span><text:span text:style-name="T1">/</text:span><text:span text:style-name="T2">26</text:span><text:span text:style-name="T1">/201</text:span><text:span text:style-name="T2">6</text:span></text:p>
      <text:p text:style-name="P2">Lugar: <text:span text:style-name="T1">Biblioteca Itesm</text:span></text:p>
      <text:h text:style-name="P13" text:outline-level="2">Ent<text:span text:style-name="T8">r</text:span>evista <text:span text:style-name="T9">1</text:span></text:h>
      <text:p text:style-name="P4">Pregunta: ¿Qué hace Educás?</text:p>
      <text:p text:style-name="P4">Respuesta: Educás es uno de los proyectos CAS de BI y <text:span text:style-name="T9">proporciona educación a la gente de bajos recursos de lal comunidades cercanas al campus, en distintas temáticas como literatura, inglés, computación y arte. Es un proyecto que ha crecido mucho recientemente y por eso está teniendo problemas de logística</text:span></text:p>
      <text:p text:style-name="P7"><text:span text:style-name="T3">Pregunta:</text:span><text:span text:style-name="T4"> ¿</text:span><text:span text:style-name="T7">Cómo se organizan actualmente</text:span><text:span text:style-name="T4">?</text:span></text:p>
      <text:p text:style-name="P7"><text:span text:style-name="T3">Respuesta: </text:span><text:span text:style-name="T7">Tenemos de 25 a 28 alumnos por clase y en cada una de ellas hay de dos a tres profesores participando en el curso. Las clases se dan en distintos horarios entre semana, y diariamente toman asistencia los profesores. </text:span></text:p>
      <text:p text:style-name="P7"><text:span text:style-name="T3">Pregunta: </text:span><text:span text:style-name="T5">¿Crees que alguna solución tecnológica pueda </text:span><text:span text:style-name="T7">ayudar al proyecto</text:span><text:span text:style-name="T5">?</text:span></text:p>
      <text:p text:style-name="P1"><text:span text:style-name="T3">Respuesta: </text:span><text:span text:style-name="T7">Sí, aunque tal vez debas hablar con algún compañero involucrado directamente. Pero me parece que sería útil alguna solución para tomar asistencia y calificaciones. </text:span></text:p>
      <text:p text:style-name="P11">Nombre de la entrevistad<text:span text:style-name="T9">a</text:span>: <text:span text:style-name="T3">Karla Lug</text:span><text:span text:style-name="T7">o</text:span></text:p>
      <text:p text:style-name="P3">Posición: <text:span text:style-name="T1">Co-lider del proyecto EduCas</text:span></text:p>
      <text:p text:style-name="P3">Tiempo: <text:span text:style-name="T1">20:00-20:20</text:span></text:p>
      <text:p text:style-name="P3">Fecha: <text:span text:style-name="T1">07/09/2015</text:span></text:p>
      <text:p text:style-name="P3">Lugar: <text:span text:style-name="T1">Biblioteca Itesm</text:span></text:p>
      <text:h text:style-name="P14" text:outline-level="2">Ent<text:span text:style-name="T8">r</text:span>evista <text:span text:style-name="T9">2</text:span></text:h>
      <text:p text:style-name="P8"><text:span text:style-name="T1">Pregunta: </text:span><text:span text:style-name="T3">¿Cuál es tu nombre y posición?</text:span></text:p>
      <text:p text:style-name="P8"><text:span text:style-name="T1">Respuesta: </text:span><text:span text:style-name="T3">Mi nombre es Karla y soy estudiante de bachillerato en el Tec, desde el semestre pasado estoy ayudando en el proyecto Educás como profesora, aunque últimamente me he involucrado también con la organización. </text:span></text:p>
      <text:p text:style-name="P5">Pregunta: ¿Qué hace Educás?</text:p>
      <text:p text:style-name="P5">Respuesta: Educás es uno de los proyectos CAS de nuestra generación de BI y nos dedicamos a proporcionar clases a la comunidad que se encuentra alrededor del Campus. Les damos clases de inglés, matemáticas e <text:s/>informática, aunque estamos considerando abrir otras más. Durante los últimos meses ha crecido mucho, pues las mamás de muchos niños los traen para que les demos todas las clases que podamos, pero no estábamos preparados para eso. </text:p>
      <text:p text:style-name="P9"><text:span text:style-name="T3">Pregunta: </text:span><text:span text:style-name="T4">¿Por qué no? ¿Con qué están teniendo problemas?</text:span></text:p>
      <text:p text:style-name="P9"><text:span text:style-name="T3">Respuesta: </text:span><text:span text:style-name="T4">Para empezar, con las inscripciones, es un proceso muy pesado y no tenemos manera de organizarlo, además, tenemos pocos maestros y la coordinación entre ellos, no es la mejor, por </text:span><text:span text:style-name="T7">ejemplo</text:span><text:span text:style-name="T4">, algunos se turnan grupos en días distintos y llevan distintos controles de asistencia. Otra cosa es que entre los niños, cada uno tiene tutores distintos y necesitamos saber quienes son para saber con quién debemos dejarlos o a quién llamar si tienen alguna emergencia, esto último es algo muy importante. Por último, nos gustaría implementar un sistema de exámenes para llevar a cabo un control del progreso de nuestros alumnos. </text:span></text:p>
      <text:p text:style-name="P9"><text:span text:style-name="T3">Pregunta: </text:span><text:span text:style-name="T5">¿Crees que alguna solución tecnológica pueda solucionar estos problemas?</text:span></text:p>
      <text:p text:style-name="P9"><text:span text:style-name="T3">Respuesta: </text:span><text:span text:style-name="T5">La verdad es que un sistema que nos permita controlar los procesos de inscripciones, asistencia y calificaciones sería super útil. </text:span></text:p>
      <text:p text:style-name="P6">Pregunta: ¿Como qué requisitos tendría?</text:p>
      <text:p text:style-name="P10"><text:span text:style-name="T5">Respuesta: </text:span><text:span text:style-name="T7">El programa debería</text:span><text:span text:style-name="T5"> </text:span><text:span text:style-name="T7">guardar </text:span><text:span text:style-name="T5">nombres de alumnos, telefono de contacto, correo, materia que toma</text:span><text:span text:style-name="T7">n</text:span><text:span text:style-name="T5"> y si tienen documentos completos. También días de asistencia y con qué maestros están. </text:span><text:span text:style-name="T6">Necesitaríamos saber qué días van o no van y que cada profesor registre sus asisten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22:51:34.157302354</meta:creation-date>
    <dc:date>2016-02-17T20:24:15.867161394</dc:date>
    <meta:editing-duration>PT18M46S</meta:editing-duration>
    <meta:editing-cycles>5</meta:editing-cycles>
    <meta:generator>LibreOffice/5.1.0.3$Linux_X86_64 LibreOffice_project/10m0$Build-3</meta:generator>
    <meta:document-statistic meta:table-count="0" meta:image-count="0" meta:object-count="0" meta:page-count="2" meta:paragraph-count="29" meta:word-count="488" meta:character-count="3141" meta:non-whitespace-character-count="2676"/>
  </office:meta>
</office:document-meta>
</file>